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1st We Take Manhattan…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/>
          <table:table-cell office:value-type="string" calcext:value-type="string">
            <text:p>Big Ape Cit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All in All You’re Just ’Nother ₧ in the Wall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  <table:table-cell office:value-type="string" calcext:value-type="string">
            <text:p>Living Room &amp; Plant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14" office:value-type="string" calcext:value-type="string">
            <text:p>Smoking Tree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  <table:table-cell office:value-type="string" calcext:value-type="string">
            <text:p>Arbor Height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  <table:table-cell office:value-type="string" calcext:value-type="string">
            <text:p>Frostbite Mine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  <table:table-cell office:value-type="string" calcext:value-type="string">
            <text:p>!Don’t Mov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table:style-name="ce15"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table:style-name="ce15"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/>
          <table:table-cell office:value-type="string" calcext:value-type="string">
            <text:p>Mo’ Grav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/>
          <table:table-cell office:value-type="string" calcext:value-type="string">
            <text:p>Sleet Street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  <table:table-cell office:value-type="string" calcext:value-type="string">
            <text:p>Waterfall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office:value-type="string" calcext:value-type="string">
            <text:p>Paranormal Reading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&amp; Pass the Cemetery Gates</text:p>
          </table:table-cell>
          <table:table-cell/>
          <table:table-cell office:value-type="string" calcext:value-type="string">
            <text:p>Mote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  <table:table-cell office:value-type="string" calcext:value-type="string">
            <text:p>Freez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table:style-name="ce14"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  <table:table-cell office:value-type="string" calcext:value-type="string">
            <text:p>Zelda</text:p>
          </table:table-cell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 office:value-type="string" calcext:value-type="string">
            <text:p>Casino, Sport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56:11.899682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16T01:12:15.346828002</dc:date>
    <meta:editing-duration>P12DT15H17M28S</meta:editing-duration>
    <meta:editing-cycles>317</meta:editing-cycles>
    <meta:generator>LibreOffice/6.4.6.2$Linux_X86_64 LibreOffice_project/40$Build-2</meta:generator>
    <meta:document-statistic meta:table-count="2" meta:cell-count="167" meta:object-count="0"/>
  </office:meta>
</office:document-meta>
</file>